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0C8AD0E5595.jpg" manifest:media-type="image/jpeg"/>
  <manifest:file-entry manifest:full-path="Pictures/200000090000144300001C298EF624B7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7.2472in" style:page-number="auto" table:align="center" style:writing-mode="lr-tb"/>
    </style:style>
    <style:style style:name="Tabla1.A" style:family="table-column">
      <style:table-column-properties style:column-width="1.8639in"/>
    </style:style>
    <style:style style:name="Tabla1.B" style:family="table-column">
      <style:table-column-properties style:column-width="5.3833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1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1.12" style:family="table-row">
      <style:table-row-properties fo:keep-together="always"/>
    </style:style>
    <style:style style:name="Tabla1.26" style:family="table-row">
      <style:table-row-properties style:min-row-height="0.0625in" fo:keep-together="auto"/>
    </style:style>
    <style:style style:name="Tabla2" style:family="table">
      <style:table-properties style:width="7.2472in" table:align="center" style:writing-mode="lr-tb"/>
    </style:style>
    <style:style style:name="Tabla2.A" style:family="table-column">
      <style:table-column-properties style:column-width="1.8639in"/>
    </style:style>
    <style:style style:name="Tabla2.B" style:family="table-column">
      <style:table-column-properties style:column-width="5.3833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2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2.5" style:family="table-row">
      <style:table-row-properties style:min-row-height="0.1826in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text-properties style:font-name="Frutiger LT Std 47 Light Cn" style:font-name-complex="Arial"/>
    </style:style>
    <style:style style:name="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style:font-name="Myriad Pro" fo:font-size="10pt" fo:font-weight="bold" style:font-size-asian="10pt" style:font-weight-asian="bold" style:font-name-complex="Tahoma" style:font-size-complex="10pt"/>
    </style:style>
    <style:style style:name="P7" style:family="paragraph" style:parent-style-name="Standard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P8" style:family="paragraph" style:parent-style-name="Standard">
      <style:text-properties style:font-name="Myriad Pro" fo:font-size="10pt" style:font-size-asian="10pt" style:font-name-complex="Tahoma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yriad Pro" fo:font-size="10pt" style:font-size-asian="10pt" style:font-name-complex="Tahoma" style:font-size-complex="10pt"/>
    </style:style>
    <style:style style:name="P10" style:family="paragraph" style:parent-style-name="Standard">
      <style:text-properties style:font-name="Myriad Pro" fo:font-size="10pt" officeooo:rsid="001a014f" officeooo:paragraph-rsid="001a014f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yriad Pro" fo:font-size="10pt" officeooo:rsid="001a014f" officeooo:paragraph-rsid="001a014f" style:font-size-asian="10pt" style:font-name-complex="Tahoma" style:font-size-complex="10pt"/>
    </style:style>
    <style:style style:name="P12" style:family="paragraph" style:parent-style-name="Standard">
      <style:text-properties style:font-name="Myriad Pro" fo:font-size="10pt" officeooo:rsid="001d4d43" officeooo:paragraph-rsid="001d4d43" style:font-size-asian="10pt" style:font-name-complex="Tahoma" style:font-size-complex="10pt"/>
    </style:style>
    <style:style style:name="P13" style:family="paragraph" style:parent-style-name="Standard">
      <style:text-properties style:font-name="Myriad Pro" fo:font-size="10pt" officeooo:rsid="001d50e4" officeooo:paragraph-rsid="001d50e4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Myriad Pro" fo:font-size="10pt" officeooo:rsid="001d50e4" officeooo:paragraph-rsid="001d50e4" style:font-size-asian="10pt" style:font-name-complex="Tahoma" style:font-size-complex="10pt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Myriad Pro" fo:font-size="10pt" officeooo:rsid="001d50e4" officeooo:paragraph-rsid="001d50e4" style:font-size-asian="10pt" style:font-name-complex="Tahoma" style:font-size-complex="10pt"/>
    </style:style>
    <style:style style:name="P16" style:family="paragraph" style:parent-style-name="Standard">
      <style:text-properties style:font-name="Myriad Pro" fo:font-size="11pt" officeooo:rsid="001a014f" officeooo:paragraph-rsid="001a014f" style:font-size-asian="11pt" style:font-name-complex="Myriad Pro" style:font-size-complex="11pt"/>
    </style:style>
    <style:style style:name="P17" style:family="paragraph" style:parent-style-name="Standard">
      <style:text-properties fo:color="#ff0000" style:font-name="Myriad Pro" fo:font-size="11pt" fo:font-weight="bold" officeooo:rsid="001a014f" officeooo:paragraph-rsid="001a014f" style:font-size-asian="11pt" style:font-weight-asian="bold" style:font-name-complex="Myriad Pro" style:font-size-complex="11pt" style:font-weight-complex="bold"/>
    </style:style>
    <style:style style:name="P18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19" style:family="paragraph" style:parent-style-name="Standard">
      <style:text-properties style:font-name="Arial Narrow" fo:font-size="10pt" fo:font-weight="bold" style:font-size-asian="10pt" style:font-weight-asian="bold" style:font-name-complex="Arial Narrow" style:font-size-complex="10pt"/>
    </style:style>
    <style:style style:name="P20" style:family="paragraph" style:parent-style-name="Standard">
      <style:text-properties style:font-name="Myriad Pro" fo:font-size="10pt" officeooo:rsid="001d50e4" officeooo:paragraph-rsid="001d4d43" style:font-size-asian="10pt" style:font-name-complex="Tahoma" style:font-size-complex="10pt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T3" style:family="text">
      <style:text-properties officeooo:rsid="001d50e4"/>
    </style:style>
    <style:style style:name="T4" style:family="text">
      <style:text-properties officeooo:rsid="001e8808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PROYECTO</text:p>
          </table:table-cell>
          <table:table-cell table:style-name="Tabla1.B1" office:value-type="string">
            <text:p text:style-name="P16">[NOMBRE]</text:p>
          </table:table-cell>
        </table:table-row>
        <table:table-row table:style-name="Tabla1.1">
          <table:table-cell table:style-name="Tabla1.A1" office:value-type="string">
            <text:p text:style-name="P7">PROYECTO NÚMERO - REFERENCIA</text:p>
          </table:table-cell>
          <table:table-cell table:style-name="Tabla1.B1" office:value-type="string">
            <text:p text:style-name="P16">[REFERENCIA]</text:p>
          </table:table-cell>
        </table:table-row>
        <table:table-row table:style-name="Tabla1.1">
          <table:table-cell table:style-name="Tabla1.A1" office:value-type="string">
            <text:p text:style-name="P7">REFERENCIA CINEP</text:p>
          </table:table-cell>
          <table:table-cell table:style-name="Tabla1.B1" office:value-type="string">
            <text:p text:style-name="P17">[REFERENCIACINEP]</text:p>
          </table:table-cell>
        </table:table-row>
        <table:table-row table:style-name="Tabla1.1">
          <table:table-cell table:style-name="Tabla1.A1" office:value-type="string">
            <text:p text:style-name="P7">AGENCIA</text:p>
          </table:table-cell>
          <table:table-cell table:style-name="Tabla1.B1" office:value-type="string">
            <text:p text:style-name="P10">[<text:span text:style-name="T3">FUENTE</text:span>FINANCIADOR]</text:p>
          </table:table-cell>
        </table:table-row>
        <table:table-row table:style-name="Tabla1.1">
          <table:table-cell table:style-name="Tabla1.A1" office:value-type="string">
            <text:p text:style-name="P7">SUBDIRECCIÓN</text:p>
          </table:table-cell>
          <table:table-cell table:style-name="Tabla1.B1" office:value-type="string">
            <text:p text:style-name="P13">N/A</text:p>
          </table:table-cell>
        </table:table-row>
        <table:table-row table:style-name="Tabla1.1">
          <table:table-cell table:style-name="Tabla1.A1" office:value-type="string">
            <text:p text:style-name="P7">RESPONSABLE</text:p>
          </table:table-cell>
          <table:table-cell table:style-name="Tabla1.B1" office:value-type="string">
            <text:p text:style-name="P13">[RESPONSABLE]</text:p>
          </table:table-cell>
        </table:table-row>
        <table:table-row table:style-name="Tabla1.1">
          <table:table-cell table:style-name="Tabla1.A1" office:value-type="string">
            <text:p text:style-name="P7">COORDINADOR</text:p>
          </table:table-cell>
          <table:table-cell table:style-name="Tabla1.B1" office:value-type="string">
            <text:p text:style-name="P13">[COORDINADOR]</text:p>
          </table:table-cell>
        </table:table-row>
        <table:table-row table:style-name="Tabla1.1">
          <table:table-cell table:style-name="Tabla1.A1" office:value-type="string">
            <text:p text:style-name="P7">EQUIPO DE TRABAJO</text:p>
          </table:table-cell>
          <table:table-cell table:style-name="Tabla1.B1" office:value-type="string">
            <text:p text:style-name="P13">[EQUIPOTRABAJO]</text:p>
          </table:table-cell>
        </table:table-row>
        <table:table-row table:style-name="Tabla1.1">
          <table:table-cell table:style-name="Tabla1.A1" office:value-type="string">
            <text:p text:style-name="P7">FINANCIADOR</text:p>
          </table:table-cell>
          <table:table-cell table:style-name="Tabla1.B1" office:value-type="string">
            <text:p text:style-name="P13">[FINANCIADOR]</text:p>
          </table:table-cell>
        </table:table-row>
        <table:table-row table:style-name="Tabla1.1">
          <table:table-cell table:style-name="Tabla1.A1" office:value-type="string">
            <text:p text:style-name="P6">MONTO APROBADO </text:p>
          </table:table-cell>
          <table:table-cell table:style-name="Tabla1.B1" office:value-type="string">
            <text:p text:style-name="P12">[MONTO]</text:p>
          </table:table-cell>
        </table:table-row>
        <table:table-row table:style-name="Tabla1.1">
          <table:table-cell table:style-name="Tabla1.A1" office:value-type="string">
            <text:p text:style-name="P6">TIPO DE MONEDA</text:p>
          </table:table-cell>
          <table:table-cell table:style-name="Tabla1.B1" office:value-type="string">
            <text:p text:style-name="P12">[TIPOMONEDA]</text:p>
          </table:table-cell>
        </table:table-row>
        <table:table-row table:style-name="Tabla1.12">
          <table:table-cell table:style-name="Tabla1.A1" table:number-rows-spanned="3" office:value-type="string">
            <text:p text:style-name="P7">DESEMBOLSOS </text:p>
          </table:table-cell>
          <table:table-cell table:style-name="Tabla1.B1" office:value-type="string">
            <text:p text:style-name="P9"/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7">SALDO</text:p>
          </table:table-cell>
          <table:table-cell table:style-name="Tabla1.B1" office:value-type="string">
            <text:p text:style-name="P12">[SALDO]</text:p>
          </table:table-cell>
        </table:table-row>
        <table:table-row table:style-name="Tabla1.1">
          <table:table-cell table:style-name="Tabla1.A1" office:value-type="string">
            <text:p text:style-name="P7">ACUSE</text:p>
          </table:table-cell>
          <table:table-cell table:style-name="Tabla1.B1" office:value-type="string">
            <text:p text:style-name="P12">[ACUSE]</text:p>
          </table:table-cell>
        </table:table-row>
        <table:table-row table:style-name="Tabla1.1">
          <table:table-cell table:style-name="Tabla1.A1" office:value-type="string">
            <text:p text:style-name="P7">DURACIÓN</text:p>
          </table:table-cell>
          <table:table-cell table:style-name="Tabla1.B1" office:value-type="string">
            <text:p text:style-name="P12">[DURACION]</text:p>
          </table:table-cell>
        </table:table-row>
        <table:table-row table:style-name="Tabla1.1">
          <table:table-cell table:style-name="Tabla1.A1" office:value-type="string">
            <text:p text:style-name="P7">INICIA</text:p>
          </table:table-cell>
          <table:table-cell table:style-name="Tabla1.B1" office:value-type="string">
            <text:p text:style-name="P10">[FECHAINICIO]</text:p>
          </table:table-cell>
        </table:table-row>
        <table:table-row table:style-name="Tabla1.1">
          <table:table-cell table:style-name="Tabla1.A1" office:value-type="string">
            <text:p text:style-name="P6">TERMINA </text:p>
          </table:table-cell>
          <table:table-cell table:style-name="Tabla1.B1" office:value-type="string">
            <text:p text:style-name="P20">[FECHACIERRE]</text:p>
          </table:table-cell>
        </table:table-row>
        <table:table-row table:style-name="Tabla1.12">
          <table:table-cell table:style-name="Tabla1.A1" table:number-rows-spanned="3" office:value-type="string">
            <text:p text:style-name="P6">INFORMES NARRATIVOS </text:p>
          </table:table-cell>
          <table:table-cell table:style-name="Tabla1.B1" office:value-type="string">
            <text:p text:style-name="P14">[INFORMESNARRATIVOS]</text:p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6">INFORMES FINANCIEROS </text:p>
          </table:table-cell>
          <table:table-cell table:style-name="Tabla1.B1" office:value-type="string">
            <text:p text:style-name="P14">[INFORMESFINANCIEROS]</text:p>
          </table:table-cell>
        </table:table-row>
        <table:table-row table:style-name="Tabla1.1">
          <table:table-cell table:style-name="Tabla1.A1" office:value-type="string">
            <text:p text:style-name="P6">INFORMES DE AUDITORIA </text:p>
          </table:table-cell>
          <table:table-cell table:style-name="Tabla1.B1" office:value-type="string">
            <text:p text:style-name="P14">[INFORMESAUDITORIAS]</text:p>
          </table:table-cell>
        </table:table-row>
        <table:table-row table:style-name="Tabla1.1">
          <table:table-cell table:style-name="Tabla1.A1" office:value-type="string">
            <text:p text:style-name="P6">ANOTACIONES </text:p>
          </table:table-cell>
          <table:table-cell table:style-name="Tabla1.B1" office:value-type="string">
            <text:p text:style-name="P15">[ANOTACIONES]</text:p>
          </table:table-cell>
        </table:table-row>
        <table:table-row table:style-name="Tabla1.26">
          <table:table-cell table:style-name="Tabla1.A1" office:value-type="string">
            <text:p text:style-name="P6">GESTIONES </text:p>
          </table:table-cell>
          <table:table-cell table:style-name="Tabla1.B1" office:value-type="string">
            <text:p text:style-name="P15">[GESTIONES]</text:p>
          </table:table-cell>
        </table:table-row>
        <table:table-row table:style-name="Tabla1.26">
          <table:table-cell table:style-name="Tabla1.A1" office:value-type="string">
            <text:p text:style-name="P6">SUCURSAL</text:p>
          </table:table-cell>
          <table:table-cell table:style-name="Tabla1.B1" office:value-type="string">
            <text:p text:style-name="P15">[SUCURSAL]</text:p>
          </table:table-cell>
        </table:table-row>
        <table:table-row table:style-name="Tabla1.26">
          <table:table-cell table:style-name="Tabla1.A1" office:value-type="string">
            <text:p text:style-name="P6">CENTRO DE COSTO</text:p>
          </table:table-cell>
          <table:table-cell table:style-name="Tabla1.B1" office:value-type="string">
            <text:p text:style-name="P12">[CENTROCOSTO]</text:p>
          </table:table-cell>
        </table:table-row>
        <table:table-row table:style-name="Tabla1.26">
          <table:table-cell table:style-name="Tabla1.A1" office:value-type="string">
            <text:p text:style-name="P6">COPIAS DE SOPORTE</text:p>
          </table:table-cell>
          <table:table-cell table:style-name="Tabla1.B1" office:value-type="string">
            <text:p text:style-name="P15">[COPIAS<text:span text:style-name="T4">DE</text:span>SOPORTE]</text:p>
          </table:table-cell>
        </table:table-row>
        <table:table-row table:style-name="Tabla1.26">
          <table:table-cell table:style-name="Tabla1.A1" office:value-type="string">
            <text:p text:style-name="P6">CUENTAS BANCARIAS</text:p>
          </table:table-cell>
          <table:table-cell table:style-name="Tabla1.B1" office:value-type="string">
            <text:p text:style-name="P12">[CUENTASBANCARIAS]</text:p>
          </table:table-cell>
        </table:table-row>
        <table:table-row table:style-name="Tabla1.26">
          <table:table-cell table:style-name="Tabla1.A1" office:value-type="string">
            <text:p text:style-name="P6">RENDIMIENTOS FINACIEROS</text:p>
          </table:table-cell>
          <table:table-cell table:style-name="Tabla1.B1" office:value-type="string">
            <text:p text:style-name="P12">[RENDIMIENTOSFINANCIEROS]</text:p>
          </table:table-cell>
        </table:table-row>
        <table:table-row table:style-name="Tabla1.26">
          <table:table-cell table:style-name="Tabla1.A1" office:value-type="string">
            <text:p text:style-name="P6">FORMATOS ESPECIFICOS</text:p>
          </table:table-cell>
          <table:table-cell table:style-name="Tabla1.B1" office:value-type="string">
            <text:p text:style-name="P15">[FORMATOSESPECIFICOS]</text:p>
          </table:table-cell>
        </table:table-row>
        <table:table-row table:style-name="Tabla1.26">
          <table:table-cell table:style-name="Tabla1.A1" office:value-type="string">
            <text:p text:style-name="P6">CONTRAPARTIDA</text:p>
          </table:table-cell>
          <table:table-cell table:style-name="Tabla1.B1" office:value-type="string">
            <text:p text:style-name="P15">[CONTRAPARTIDA]</text:p>
          </table:table-cell>
        </table:table-row>
        <table:table-row table:style-name="Tabla1.26">
          <table:table-cell table:style-name="Tabla1.A1" office:value-type="string">
            <text:p text:style-name="P6">FORMATO DE SOLICITUD DE PAGO</text:p>
          </table:table-cell>
          <table:table-cell table:style-name="Tabla1.B1" office:value-type="string">
            <text:p text:style-name="P15">[FORMATOSOLICITUDPAGO]</text:p>
          </table:table-cell>
        </table:table-row>
        <table:table-row table:style-name="Tabla1.26">
          <table:table-cell table:style-name="Tabla1.A1" office:value-type="string">
            <text:p text:style-name="P6">AUTENTICAR, COMPULSAR SOPORTES</text:p>
          </table:table-cell>
          <table:table-cell table:style-name="Tabla1.B1" office:value-type="string">
            <text:p text:style-name="P15">[AUTENTICARCOMPULSAR]</text:p>
          </table:table-cell>
        </table:table-row>
      </table:table>
      <text:p text:style-name="P18"/>
      <text:p text:style-name="P19">DATOS GENERALES AGENCIA PARA ESTE PROYECTO</text:p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office:value-type="string">
            <text:p text:style-name="P7">AGENCIA</text:p>
          </table:table-cell>
          <table:table-cell table:style-name="Tabla2.B1" office:value-type="string">
            <text:p text:style-name="P10">[FINANCIADOR]</text:p>
          </table:table-cell>
        </table:table-row>
        <table:table-row table:style-name="Tabla2.1">
          <table:table-cell table:style-name="Tabla2.A1" office:value-type="string">
            <text:p text:style-name="P7">PAIS</text:p>
          </table:table-cell>
          <table:table-cell table:style-name="Tabla2.B1" office:value-type="string">
            <text:p text:style-name="P8">Colombia </text:p>
          </table:table-cell>
        </table:table-row>
        <table:table-row table:style-name="Tabla2.1">
          <table:table-cell table:style-name="Tabla2.A1" office:value-type="string">
            <text:p text:style-name="P7">RESPONSABLE</text:p>
          </table:table-cell>
          <table:table-cell table:style-name="Tabla2.B1" office:value-type="string">
            <text:p text:style-name="P10">[RESPAGENCIA]</text:p>
          </table:table-cell>
        </table:table-row>
        <table:table-row table:style-name="Tabla2.1">
          <table:table-cell table:style-name="Tabla2.A1" office:value-type="string">
            <text:p text:style-name="P7">E-MAIL</text:p>
          </table:table-cell>
          <table:table-cell table:style-name="Tabla2.B1" office:value-type="string">
            <text:p text:style-name="P10">[EMAILRESPAGENCIA]</text:p>
          </table:table-cell>
        </table:table-row>
        <table:table-row table:style-name="Tabla2.5">
          <table:table-cell table:style-name="Tabla2.A1" office:value-type="string">
            <text:p text:style-name="P7">TELEFONOS</text:p>
          </table:table-cell>
          <table:table-cell table:style-name="Tabla2.B1" office:value-type="string">
            <text:p text:style-name="P10">[TELRESPAGENCIA]</text:p>
          </table:table-cell>
        </table:table-row>
        <table:table-row table:style-name="Tabla2.1">
          <table:table-cell table:style-name="Tabla2.A1" office:value-type="string">
            <text:p text:style-name="P6">FINANCIADOR</text:p>
          </table:table-cell>
          <table:table-cell table:style-name="Tabla2.B1" office:value-type="string">
            <text:p text:style-name="P10">[FUENTEFINANCIACION]</text:p>
          </table:table-cell>
        </table:table-row>
        <table:table-row table:style-name="Tabla2.1">
          <table:table-cell table:style-name="Tabla2.A1" office:value-type="string">
            <text:p text:style-name="P6">OBSERVACIONES</text:p>
          </table:table-cell>
          <table:table-cell table:style-name="Tabla2.B1" office:value-type="string">
            <text:p text:style-name="P11">[OBSERVACIONES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3.5653in"/>
    </style:style>
    <style:style style:name="Tabla3.C" style:family="table-column">
      <style:table-column-properties style:column-width="1.5278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text-properties style:font-name="Frutiger LT Std 47 Light Cn" style:font-name-complex="Arial"/>
    </style:style>
    <style:style style:name="M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T2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text:span text:style-name="MT1"><draw:frame draw:style-name="Mfr1" draw:name="Imagen5" text:anchor-type="as-char" svg:width="0.4799in" svg:height="0.6661in" draw:z-index="1"><draw:image xlink:href="Pictures/200000090000144300001C298EF624B7.wmf" xlink:type="simple" xlink:show="embed" xlink:actuate="onLoad"/></draw:frame></text:span><text:span text:style-name="MT2"><draw:frame draw:style-name="Mfr1" draw:name="Imagen 4" text:anchor-type="as-char" svg:width="0.5516in" svg:height="0.6866in" draw:z-index="3"><draw:image xlink:href="Pictures/10000000000000DD000000C8AD0E5595.jpg" xlink:type="simple" xlink:show="embed" xlink:actuate="onLoad"/></draw:frame></text:span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>Código RE-PR-FG-07</text:p>
              <text:p text:style-name="MP3">Fecha:</text:p>
              <text:p text:style-name="MP3">Responsable: Gerente de proyectos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MP4">No<text:tab/><text:tab/></text:p>
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MT1"> de </text:span><text:span text:style-name="Page_20_Number"><text:span text:style-name="MT1"><text:page-count style:num-format="1">2</text:page-count></text:span>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2-25T05:45:39.589737003</dc:date>
    <meta:print-date>2009-05-05T09:06:00</meta:print-date>
    <meta:editing-cycles>14</meta:editing-cycles>
    <meta:editing-duration>PT3H1M37S</meta:editing-duration>
    <meta:generator>LibreOffice/4.3.5.2.0$OpenBSD_X86_64 LibreOffice_project/430m0$Build-2</meta:generator>
    <meta:document-statistic meta:table-count="3" meta:image-count="2" meta:object-count="0" meta:page-count="2" meta:paragraph-count="84" meta:word-count="131" meta:character-count="1227" meta:non-whitespace-character-count="1168"/>
  </office:meta>
</office:document-meta>
</file>